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9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Възрастови групи(класове)</text:p>
      <text:p text:style-name="P1">(9ти?) и 10ти - първа; </text:p>
      <text:p text:style-name="P1">11ти и 12ти - втора </text:p>
      <text:p text:style-name="P1"/>
      <text:p text:style-name="P1">2. Задачи</text:p>
      <text:p text:style-name="P1">2 теоритични и 1 експериментална </text:p>
      <text:p text:style-name="P1"/>
      <text:p text:style-name="P1">3. Времетраене 3 часа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0:43:10.968493377</meta:creation-date>
    <dc:date>2020-02-17T10:46:01.131763951</dc:date>
    <meta:editing-duration>PT2M51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1" meta:paragraph-count="6" meta:word-count="24" meta:character-count="134" meta:non-whitespace-character-count="113"/>
  </office:meta>
</office:document-meta>
</file>